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XMPP</text:h>
      <text:h text:style-name="Heading_20_3" text:outline-level="3">basics</text:h>
      <text:p text:style-name="Text_20_body">xml stream</text:p>
      <text:p text:style-name="Text_20_body">message, presence, IQ packets</text:p>
      <text:p text:style-name="Text_20_body">authentication, TLS</text:p>
      <text:p text:style-name="Text_20_body">XEPs</text:p>
      <text:p text:style-name="Text_20_body">...</text:p>
      <text:h text:style-name="Heading_20_3" text:outline-level="3">XMPP presence protocol</text:h>
      <text:p text:style-name="Text_20_body">=&gt; can be used for advanced pub/sub</text:p>
      <text:h text:style-name="Heading_20_3" text:outline-level="3">XMPP Extension Protocol for publish/subscribe</text:h>
      <text:p text:style-name="Text_20_body">=&gt; can be used for simple pub/sub</text:p>
      <text:h text:style-name="Heading_20_3" text:outline-level="3">XMPP groupchats</text:h>
      <text:p text:style-name="Text_20_body">=&gt; can be used as binding for simple pub/sub</text:p>
      <text:h text:style-name="Heading_20_1" text:outline-level="1">related work</text:h>
      <text:h text:style-name="Heading_20_2" text:outline-level="2">JMS</text:h>
      <text:p text:style-name="Standard">JMS is an API, that deals with communication between systems using messages. It has two paradigms for message sending: point-to-point using message queues and a publish/subscribe method.</text:p>
      <text:p text:style-name="Standard">The JMS API is implemented by so called JMS Providers. These are either available as stand-alone producst or they can be embedded.</text:p>
      <text:h text:style-name="Heading_20_3" text:outline-level="3">JMS message queues</text:h>
      <text:p text:style-name="Standard">The first method can store messages, if the message consumer is not available.</text:p>
      <text:h text:style-name="Heading_20_3" text:outline-level="3">JMS publish/subscribe</text:h>
      <text:p text:style-name="Standard">With publish/subscribe, messages of a subscribed observer can be stored. This is called durable subscription.</text:p>
      <text:p text:style-name="Standard">[TODO: more about the two paradigms]</text:p>
      <text:p text:style-name="Standard"/>
      <text:p text:style-name="Standard">=&gt; too weak for us</text:p>
      <text:list text:style-name="L1">
        <text:list-item>
          <text:p text:style-name="P1">no subscriber-individual filtering (really?)</text:p>
        </text:list-item>
        <text:list-item>
          <text:p text:style-name="P1">no authorisation process for subscribing to a topic (really?)</text:p>
        </text:list-item>
      </text:list>
      <text:h text:style-name="Heading_20_3" text:outline-level="3">ActiveMQ as a JMS provider</text:h>
      <text:p text:style-name="Text_20_body">One example of a JMS provider is ActiveMQ, developed under the hood of the Apache Foundation. <text:soft-page-break/>Since JMS specifies no transport bindings of the two JMS messaging paradigms, it's up to the JMS providers to offer transport protocol bindings. Besides others, an XMPP protocol binding is offered.</text:p>
      <text:p text:style-name="Standard">The publish/subscribe paradigm of JMS is bound to XMPP methods the following way:</text:p>
      <text:p text:style-name="Standard">If a client joins a chatroom, the name of this chatroom is used as a JMS topic, which serves as the publisher in the publish/subscribe paradigm. [TODO: how exactly is the topic created?]. Messages can be published by sending text to this chatroom. The subscription state of a subscriber depends on its presence in the chatr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margin-top="1cm" fo:margin-bottom="0.21cm"/>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21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Florian Neumann)</meta:initial-creator>
    <meta:creation-date>2009-01-16T08:13:37</meta:creation-date>
    <dc:creator>Florian Neumann)</dc:creator>
    <dc:date>2009-01-16T08:31:23</dc:date>
    <meta:editing-cycles>17</meta:editing-cycles>
    <meta:editing-duration>PT17M36S</meta:editing-duration>
    <meta:user-defined meta:name="Info 1"/>
    <meta:user-defined meta:name="Info 2"/>
    <meta:user-defined meta:name="Info 3"/>
    <meta:user-defined meta:name="Info 4"/>
    <meta:document-statistic meta:table-count="0" meta:image-count="0" meta:object-count="0" meta:page-count="2" meta:paragraph-count="29" meta:word-count="283" meta:character-count="1710"/>
  </office:meta>
</office:document-meta>
</file>